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IPSP089 - Legal Aspects of Traditional Knowledge and Biodiversity</text:title></text:p>
      <text:p text:style-name="OrgTitle"/>
      <text:p text:style-name="OrgSubtitle">
<text:user-defined style:data-style-name="N0" text:name="subtitle">
Assignment 2: 656029</text:user-defined>

</text:p>
      <text:p text:style-name="OrgSubtitle"/>
      <text:p text:style-name="OrgSubtitle"><text:initial-creator>Nyameko Lisa</text:initial-creator></text:p>
      <text:p text:style-name="OrgSubtitle"/>
      <text:p text:style-name="OrgSubtitle">30 September 2018</text:p>
      <text:p text:style-name="OrgSubtitle"/>
      <text:h text:style-name="Heading_20_1_unnumbered" text:outline-level="1" text:is-list-header="true">
<text:bookmark-start text:name="OrgXref.orga8ccb6d"/>
<text:bookmark text:name="orga8ccb6d"/>Declaration
<text:bookmark-end text:name="OrgXref.orga8ccb6d"/></text:h>
      <text:p text:style-name="Text_20_body">I know that plagiarism is to use someone else’s work and pass it off as my own.<text:line-break/>I know that plagiarism is wrong.<text:line-break/>I confirm that this assignment is my own work.<text:line-break/>I have acknowledged in the bibliography accompanying the assignment all the sources that I have used.<text:line-break/>I have not directly copied without acknowledgement anything from the Internet or from any other source.<text:line-break/>I have indicated every quotation and citation in a footnote or bracket linked to that quotation.<text:line-break/>I have not allowed anyone else to copy my work and to pass it off as their own work.<text:line-break/>I understand that if any unacknowledged copying whatsoever appears in my assignment I will receive zero per cent for the assignment.<text:line-break/>I am aware of the UNISA policy on plagiarism and understand that disciplinary proceedings can be instituted against me by UNISA if I contravene this policy.<text:line-break/>I indicate my understanding and acceptance of this declaration by
entering my name here under:
</text:p>
      <text:list text:style-name="OrgBulletedList" text:continue-numbering="false">
        <text:list-item>
          <text:p text:style-name="Text_20_body">Name: <text:span text:style-name="Bold">Nyameko Lisa</text:span> (Student Number: <text:span text:style-name="Bold">7874-909-3</text:span>)
</text:p>
        </text:list-item>
      </text:list>
      <text:h text:style-name="Heading_20_2_unnumbered" text:outline-level="2" text:is-list-header="true">
<text:bookmark-start text:name="OrgXref.org7ac2da5"/>
<text:bookmark text:name="org7ac2da5"/>NOTE
<text:bookmark-end text:name="OrgXref.org7ac2da5"/></text:h>
      <text:p text:style-name="Text_20_body">Please note that footnotes will be denoted as <text:note text:id="fn1" text:note-class="footnote"><text:note-citation>1</text:note-citation><text:note-body>
<text:p text:style-name="Footnote">This is a footnote.</text:p></text:note-body></text:note> and will
appear at the bottom of the page.<text:line-break/>References will be denoted by [rsa93_tm_act] and will appear at the end of the document.
<text:span text:style-name="OrgCode">\newpage</text:span>
</text:p>
      <text:h text:style-name="Heading_20_1" text:outline-level="1" text:is-list-header="false">
<text:bookmark-start text:name="OrgXref.orgd47d428"/>
<text:bookmark text:name="orgd47d428"/>Question 1 [50]
<text:bookmark-end text:name="OrgXref.orgd47d428"/></text:h>
      <text:p text:style-name="Text_20_body">Discuss the following in respect of traditional cultural expressions
(expressions of folklore):
</text:p>
      <text:h text:style-name="Heading_20_2" text:outline-level="2" text:is-list-header="false">
<text:bookmark-start text:name="OrgXref.org6e733eb"/>
<text:bookmark text:name="org6e733eb"/>Why is there a need to protect expressions of folklore? (20)
<text:bookmark-end text:name="OrgXref.org6e733eb"/></text:h>
      <text:p text:style-name="Text_20_body">Folklore is an important element of a nation's cultural heritage, providing its
people with an avenue for self-expression and it exists as a means of a
country's social identity. Traditional expressions have generally been
characterized as a broad set of oral and or written literary, artistic,
religious, scientific, technological works and other traditions and productions
that are transmitted from one generation to another, and whose creators need not
necessarily be indigenous peoples.<text:line-break/></text:p>
      <text:p text:style-name="Text_20_body">With regards to folklore, aspects related to its subject matter, technological
and methodological content need to be taken into consideration. Thus it is
important to consider not only protection from a copyright perspective, but also
the mechanisms of industrial property protection, including patents, trademarks
and industrial designs.<text:line-break/></text:p>
      <text:p text:style-name="Text_20_body">The need for protection of expressions of folklore arises where the creators or
rights holders, would need to prevent others from reproducing their creations or
disseminating them to the public through performance or broadcast, <text:span text:style-name="Emphasis">(i.e. law of
copyright)</text:span>; and to restrict the unauthorized misappropriation of technological
and methodological ideas, inventions, crafts, designs and carvings, <text:span text:style-name="Emphasis">(i.e. laws
of patents, trademarks and industrial designs)</text:span>. Moreover, informal traditional
customary regimes may not provide adequate protection against cultural, economic
or commercial exploitation.<text:line-break/></text:p>
      <text:p text:style-name="Text_20_body">Both globalization and the advent of technological telecommunications advances
in recent history, have lead to the improper exploitation of cultural
expressions of folklore currently experienced today. The misappropriation of the
intellectual property rights that <text:span text:style-name="Emphasis">`should'</text:span> be enjoyed by a people, resulting
from their endeavors and accumulated cultural heritage can take a number of
forms, from commercial exploitation to adaptation and distortion of the original
works.<text:line-break/></text:p>
      <text:p text:style-name="Text_20_body">There exists a clear need for the development of both national and international
instruments \ frameworks, providing legal protection against the exploitation of
cultural expressions of folklore, without any compensation to their originating
communities. Moreover, litigation processes are also required to reclassify
those expressions of folklore that were previously considered to belong to the
public domain. Not forgetting the subsequent infringement and sanctioning
procedures with regards to infringement of the rights in `works of folklore'.
</text:p>
      <text:h text:style-name="Heading_20_2" text:outline-level="2" text:is-list-header="false">
<text:bookmark-start text:name="OrgXref.orgf45f18e"/>
<text:bookmark text:name="orgf45f18e"/>The WIPO / UNESCO's Model Provisions on the issue. (30)
<text:bookmark-end text:name="OrgXref.orgf45f18e"/></text:h>
      <text:p text:style-name="Text_20_body">As per the provisions of [article 15(4)(a-b)][wipo86_berne], although not
explicitly limited to, nor directly referring to folklore, member Union
countries may use their respective national legislation to designate a competent
authority to represent, protect and enforce the rights of an unknown, but
assumed to be a domiciled in said country, author of an unpublished work.
After which, that member of the Union must by way of written declaration notify
the WIPO Director General of said details, who in turn will communicate the
details of the declaration to all other countries of the Union, as per the
introductory observations of [wipo85_model_provi_national_laws_folklore].<text:line-break/></text:p>
      <text:p text:style-name="Text_20_body">In 1980 a working group was established between WIPO and UNESCO, where a study
for the draft model provisions for national laws on the protection of creations
of folklore were undertaken. In 1982 the Directors General of UNESCO and WIPO
convened a Committee of Governmental Experts on the Intellectual Property
Aspects of the Protection of Expressions of Folklore, where the /`=Model
Provisions= for National Laws on the Protection of Expressions of Folklore
Against Illicit Exploitation and Other Prejudicial Actions/' were adopted.
Moreover these provisions were designed in such a way as to be adaptable to
appropriate national conditions, with the primary objective of protecting
against the abuse [section 1][wipo85_model_provi_national_laws_folklore], of
expressions of folklore whilst also encouraging it's further development and
dissemination, as per the introductory observations of
[wipo85_model_provi_national_laws_folklore].<text:line-break/></text:p>
      <text:p text:style-name="Text_20_body">[Section 2][wipo85_model_provi_national_laws_folklore] articulates the
expressions of folklore protected under these Model Provisions, as
<text:span text:style-name="Emphasis">``productions consisting of characteristic elements of the traditional artistic
heritage developed and maintain by a community''</text:span>, including verbal, musical,
physically demonstrative and tangible expressions. [Sections 3 and
4][wipo85_model_provi_national_laws_folklore] deal with the authorized
utilization and corresponding exceptions respectively. Permission from a
competent authority is required for any publication, reproduction or any
distribution of copies of [section
3(i)][wipo85_model_provi_national_laws_folklore], or any public recitation,
performance or transmission [section
3(ii)][wipo85_model_provi_national_laws_folklore] expressions of folklore.
With the exception of utilization that is educational [section
4.1(i)][wipo85_model_provi_national_laws_folklore], an illustration
consistent with fair practice [section
4.1(ii)][wipo85_model_provi_national_laws_folklore], borrowing of expressions
of folklore in the creation of an original work of an author(s) [section
4.1(iii)][wipo85_model_provi_national_laws_folklore], or where the
utilization is incidental [section
4.2][wipo85_model_provi_national_laws_folklore].
</text:p>
      <text:p text:style-name="Text_20_body">2,3,4
</text:p>
      <text:p text:style-name="Text_20_body">5,6,7,
</text:p>
      <text:p text:style-name="Text_20_body">8,9,10,
</text:p>
      <text:p text:style-name="Text_20_body">11,12,13,14
</text:p>
      <text:p text:style-name="Text_20_body"><text:span text:style-name="OrgCode">\printbibliography</text:span>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Nyameko Lisa</dc:creator>
    <meta:initial-creator>Nyameko Lisa</meta:initial-creator>
    <dc:date>2018-10-01T14:49:14</dc:date>
    <meta:creation-date>2018-10-01T14:49:14</meta:creation-date>
    <meta:generator>Emacs 26.1 (Org mode 9.1.14)</meta:generator>
    <meta:keyword/>
    <dc:subject/>
    <dc:title>IPSP089 - Legal Aspects of Traditional Knowledge and Biodiversity</dc:title>
    <meta:user-defined meta:name="subtitle">Assignment 2: 656029</meta:user-defined>
  </office:meta>
</office:document-meta>
</file>